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Usuario" style:family="table" style:master-page-name="">
      <style:table-properties style:width="17cm" style:page-number="auto" table:align="margins"/>
    </style:style>
    <style:style style:name="TabelaUsuario.A" style:family="table-column">
      <style:table-column-properties style:column-width="3.401cm" style:rel-column-width="13107*"/>
    </style:style>
    <style:style style:name="TabelaUsuario.A1" style:family="table-cell">
      <style:table-cell-properties style:vertical-align="middle" fo:background-color="#b2b2b2" fo:padding="0.097cm" fo:border="0.05pt solid #000000">
        <style:background-image/>
      </style:table-cell-properties>
    </style:style>
    <style:style style:name="TabelaUsuario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Usuario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Usuario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Usuario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Usuario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Usuario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Usuario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Usuario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Usuario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Usuario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Usuario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Usuario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Usuario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Usuario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Usuario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Usuario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Usuario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Usuario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Usuario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Usuario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Usuario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Usuario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Usuario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Usuario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Usuario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Usuario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Usuario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Usuario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Usuario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Usuario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Usuario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Usuario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Usuario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Usuario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Usuario.E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Usuario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Usuario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Usuario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Usuario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Usuario.E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Usuario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Usuario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Usuario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Usuario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Usuario.E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Usuario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Usuario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Usuario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Usuario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Usuario.E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Usuario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Usuario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Usuario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Usuario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Usuario.E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Usuario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Usuario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Usuario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Usuario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Usuario.E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Usuario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Usuario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Usuario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Usuario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Usuario.E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Usuario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Usuario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Usuario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Usuario.D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Usuario.E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Usuario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Usuario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Usuario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Usuario.D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Usuario.E1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Usuario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Usuario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Usuario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Usuario.D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Usuario.E1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9225" officeooo:paragraph-rsid="00129225"/>
    </style:style>
    <style:style style:name="P2" style:family="paragraph" style:parent-style-name="Standard">
      <style:paragraph-properties fo:text-align="center" style:justify-single-word="false"/>
      <style:text-properties officeooo:rsid="00129225" officeooo:paragraph-rsid="00129225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29225" officeooo:paragraph-rsid="00129225" style:font-weight-asian="bold" style:font-weight-complex="bold"/>
    </style:style>
    <style:style style:name="P6" style:family="paragraph" style:parent-style-name="Standard">
      <style:paragraph-properties fo:text-align="center" style:justify-single-word="false" fo:break-before="page"/>
      <style:text-properties officeooo:rsid="00129225" officeooo:paragraph-rsid="00129225"/>
    </style:style>
    <style:style style:name="P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129225" officeooo:paragraph-rsid="00129225"/>
    </style:style>
    <style:style style:name="P8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officeooo:rsid="0015137a" officeooo:paragraph-rsid="0015137a"/>
    </style:style>
    <style:style style:name="P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17100c" officeooo:paragraph-rsid="0015137a"/>
    </style:style>
    <style:style style:name="P1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17100c" officeooo:paragraph-rsid="0017100c"/>
    </style:style>
    <style:style style:name="P11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officeooo:rsid="00129225" officeooo:paragraph-rsid="00129225"/>
    </style:style>
    <style:style style:name="P12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reak-before="page" fo:background-color="transparent"/>
      <style:text-properties officeooo:rsid="0015137a" officeooo:paragraph-rsid="0015137a"/>
    </style:style>
    <style:style style:name="P1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reak-before="page" fo:background-color="transparent"/>
      <style:text-properties officeooo:rsid="0017100c" officeooo:paragraph-rsid="0017100c"/>
    </style:style>
    <style:style style:name="P14" style:family="paragraph" style:parent-style-name="Standard" style:master-page-name="">
      <loext:graphic-properties draw:fill="none"/>
      <style:paragraph-properties fo:margin-left="8.999cm" fo:margin-right="0cm" fo:text-align="justify" style:justify-single-word="false" fo:text-indent="0cm" style:auto-text-indent="false" style:page-number="auto" fo:background-color="transparent"/>
      <style:text-properties officeooo:rsid="00129225" officeooo:paragraph-rsid="00129225"/>
    </style:style>
    <style:style style:name="P15" style:family="paragraph" style:parent-style-name="Standard">
      <loext:graphic-properties draw:fill="none"/>
      <style:paragraph-properties fo:margin-left="8.999cm" fo:margin-right="0cm" fo:text-align="justify" style:justify-single-word="false" fo:text-indent="0cm" style:auto-text-indent="false" fo:background-color="transparent"/>
      <style:text-properties officeooo:rsid="00129225" officeooo:paragraph-rsid="00129225"/>
    </style:style>
    <style:style style:name="P1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17100c" officeooo:paragraph-rsid="0017100c"/>
    </style:style>
    <style:style style:name="P1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187928" officeooo:paragraph-rsid="00187928"/>
    </style:style>
    <style:style style:name="P1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19a2fc" officeooo:paragraph-rsid="0019a2fc"/>
    </style:style>
    <style:style style:name="P1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1b080e" officeooo:paragraph-rsid="001b080e"/>
    </style:style>
    <style:style style:name="P2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1d0376" officeooo:paragraph-rsid="001d0376"/>
    </style:style>
    <style:style style:name="P2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1df40a" officeooo:paragraph-rsid="001df40a"/>
    </style:style>
    <style:style style:name="P2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1eec45" officeooo:paragraph-rsid="001eec45"/>
    </style:style>
    <style:style style:name="P2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200b2f" officeooo:paragraph-rsid="00200b2f"/>
    </style:style>
    <style:style style:name="P2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22c765" officeooo:paragraph-rsid="0022c765"/>
    </style:style>
    <style:style style:name="P2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261a20" officeooo:paragraph-rsid="00261a20"/>
    </style:style>
    <style:style style:name="P2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reak-before="page" fo:background-color="transparent"/>
      <style:text-properties officeooo:rsid="001d0376" officeooo:paragraph-rsid="001d0376"/>
    </style:style>
    <style:style style:name="P2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reak-before="page" fo:background-color="transparent"/>
      <style:text-properties officeooo:rsid="001df40a" officeooo:paragraph-rsid="001df40a"/>
    </style:style>
    <style:style style:name="P28" style:family="paragraph" style:parent-style-name="Table_20_Contents">
      <style:paragraph-properties fo:text-align="justify" style:justify-single-word="false"/>
      <style:text-properties officeooo:rsid="001d4da6" officeooo:paragraph-rsid="001d4da6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1d4da6" officeooo:paragraph-rsid="001d4da6" style:font-weight-asian="bold" style:font-weight-complex="bold"/>
    </style:style>
    <style:style style:name="P30" style:family="paragraph" style:parent-style-name="Table_20_Contents">
      <style:paragraph-properties fo:text-align="justify" style:justify-single-word="false"/>
      <style:text-properties officeooo:rsid="001d76e6" officeooo:paragraph-rsid="001d76e6"/>
    </style:style>
    <style:style style:name="P31" style:family="paragraph" style:parent-style-name="Table_20_Contents">
      <style:paragraph-properties fo:text-align="justify" style:justify-single-word="false"/>
      <style:text-properties officeooo:rsid="0024a219" officeooo:paragraph-rsid="0024a219"/>
    </style:style>
    <style:style style:name="P32" style:family="paragraph" style:parent-style-name="Table_20_Contents">
      <style:paragraph-properties fo:text-align="justify" style:justify-single-word="false"/>
      <style:text-properties officeooo:rsid="002606ec" officeooo:paragraph-rsid="002606ec"/>
    </style:style>
    <style:style style:name="P33" style:family="paragraph" style:parent-style-name="Table_20_Contents">
      <loext:graphic-properties draw:fill="none"/>
      <style:paragraph-properties fo:text-align="start" style:justify-single-word="false" fo:background-color="transparent" text:number-lines="false" text:line-number="0"/>
      <style:text-properties officeooo:paragraph-rsid="001d4da6"/>
    </style:style>
    <style:style style:name="P34" style:family="paragraph" style:parent-style-name="Table_20_Heading">
      <style:text-properties officeooo:rsid="001d4da6" officeooo:paragraph-rsid="001d4da6"/>
    </style:style>
    <style:style style:name="T1" style:family="text">
      <style:text-properties officeooo:rsid="0015137a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b080e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1b080e"/>
    </style:style>
    <style:style style:name="T6" style:family="text">
      <style:text-properties officeooo:rsid="001b080e"/>
    </style:style>
    <style:style style:name="T7" style:family="text">
      <style:text-properties officeooo:rsid="001d4da6"/>
    </style:style>
    <style:style style:name="T8" style:family="text">
      <style:text-properties officeooo:rsid="001d76e6"/>
    </style:style>
    <style:style style:name="T9" style:family="text">
      <style:text-properties officeooo:rsid="001eec45"/>
    </style:style>
    <style:style style:name="T10" style:family="text">
      <style:text-properties officeooo:rsid="00200b2f"/>
    </style:style>
    <style:style style:name="T11" style:family="text">
      <style:text-properties officeooo:rsid="0022f4e7"/>
    </style:style>
    <style:style style:name="T12" style:family="text">
      <style:text-properties officeooo:rsid="00272d3c"/>
    </style:style>
    <style:style style:name="T13" style:family="text">
      <style:text-properties officeooo:rsid="002828d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STITUTO FEDERAL DE EDUCAÇÃO, CIÊNCIA E TECNOLOGIA DA PARAÍBA</text:p>
      <text:p text:style-name="P3">CAMPUS CAJAZEIRAS</text:p>
      <text:p text:style-name="P3">CURSO ANÁLISE E DESENVOLVIMENTO DE SISTEMAS</text:p>
      <text:p text:style-name="P3">DISCIPLINA BANCO DE DADOS I</text:p>
      <text:p text:style-name="P3"/>
      <text:p text:style-name="P3"/>
      <text:p text:style-name="P3"/>
      <text:p text:style-name="Standard"/>
      <text:p text:style-name="P4">IAN CARNEIRO TEIXEIRA DE ARAÚJO </text:p>
      <text:p text:style-name="P4">ISLEIMAR DE SOUZA OLIVEIRA</text:p>
      <text:p text:style-name="P4">JOSÉ DAVID EMANOELL FEITOZA BRAGA</text:p>
      <text:p text:style-name="P4">LEANDERSON COELHO DOS SANTOS</text:p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REDE SOCIAL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CAJAZEIRAS</text:p>
      <text:p text:style-name="P2">2018</text:p>
      <text:p text:style-name="P6">IAN CARNEIRO TEIXEIRA DE ARAÚJO </text:p>
      <text:p text:style-name="P2">ISLEIMAR DE SOUZA OLIVEIRA</text:p>
      <text:p text:style-name="P2">JOSÉ DAVID EMANOELL FEITOZA BRAGA</text:p>
      <text:p text:style-name="P2">LEANDERSON COELHO DOS SANTO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REDE SOCIAL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4">Projeto desenvolvido para a disciplina de Programação para Web I no curso de Análise e Desenvolvimento de Sistemas, no Instituto Federal de Ciência e Tecnologia, Campus Cajazeiras.</text:p>
      <text:p text:style-name="P15"/>
      <text:p text:style-name="P15"/>
      <text:p text:style-name="P15"><text:span text:style-name="T1">Prof. </text:span>Diego Ernesto Rosa Pessoa</text:p>
      <text:p text:style-name="P15"/>
      <text:p text:style-name="P15"/>
      <text:p text:style-name="P1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Cajazeiras</text:p>
      <text:p text:style-name="P8">2018</text:p>
      <text:p text:style-name="P12"/>
      <text:p text:style-name="P9">Modelo conceitual</text:p>
      <text:p text:style-name="P10">Levantamento de requisitos</text:p>
      <text:p text:style-name="P9"/>
      <text:p text:style-name="P13">Diagrama entidade relacionamento</text:p>
      <text:p text:style-name="P13">Dicionário conceitual de dados</text:p>
      <text:p text:style-name="P10"/>
      <text:p text:style-name="P13">Modelo lógico</text:p>
      <text:p text:style-name="P10">Mapeamento entidade relacionamento</text:p>
      <text:p text:style-name="P17">USUARIO(<text:span text:style-name="T2">id</text:span>, ativo, e<text:span text:style-name="T7">M</text:span>ail, senha, nome, sobrenome, sexo, data<text:span text:style-name="T6">N</text:span>asc, acesso, <text:span text:style-name="T11">telefone, rua, cidade, estado, numero, cep</text:span>)</text:p>
      <text:p text:style-name="P17">GRUPO(<text:span text:style-name="T2">id</text:span>, ativo, data<text:span text:style-name="T6">H</text:span>ora, nome, descricao, foto)</text:p>
      <text:p text:style-name="P17">TEXTO(id, ativo, conteudo, data<text:span text:style-name="T6">H</text:span>ora, usuario<text:span text:style-name="T6">I</text:span>d)</text:p>
      <text:p text:style-name="P18">COMENTARIO(<text:span text:style-name="T2">id</text:span><text:span text:style-name="T4">, responde</text:span><text:span text:style-name="T5">I</text:span><text:span text:style-name="T4">d)</text:span></text:p>
      <text:p text:style-name="P18"><text:span text:style-name="T4">PUBLICACAO(</text:span><text:span text:style-name="T2">id</text:span><text:span text:style-name="T4">, relevancia)</text:span></text:p>
      <text:p text:style-name="P18"><text:span text:style-name="T4">FOTO(</text:span><text:span text:style-name="T2">id</text:span><text:span text:style-name="T4">, albun, foto)</text:span></text:p>
      <text:p text:style-name="P18"><text:span text:style-name="T4">LINK(</text:span><text:span text:style-name="T2">id</text:span><text:span text:style-name="T4">, link)</text:span></text:p>
      <text:p text:style-name="P18"><text:span text:style-name="T4">VISUALIZA(</text:span><text:span text:style-name="T2">id</text:span><text:span text:style-name="T4">, </text:span><text:span text:style-name="T2">usuario</text:span><text:span text:style-name="T3">I</text:span><text:span text:style-name="T2">d</text:span><text:span text:style-name="T4">, data</text:span><text:span text:style-name="T5">H</text:span><text:span text:style-name="T4">ora)</text:span></text:p>
      <text:p text:style-name="P19"><text:span text:style-name="T4">SEGUE(seguidorId, seguidoId, dataHora)</text:span></text:p>
      <text:p text:style-name="P19"><text:span text:style-name="T4">CURTE(</text:span><text:span text:style-name="T2">textoId</text:span><text:span text:style-name="T4">, </text:span><text:span text:style-name="T2">usuarioId</text:span><text:span text:style-name="T4">, dataHora)</text:span></text:p>
      <text:p text:style-name="P19"><text:span text:style-name="T4">MARCA(</text:span><text:span text:style-name="T2">textoId</text:span><text:span text:style-name="T4">, </text:span><text:span text:style-name="T2">usuarioId</text:span><text:span text:style-name="T4">)</text:span></text:p>
      <text:p text:style-name="P19"><text:span text:style-name="T4">ADMGRUPO(</text:span><text:span text:style-name="T2">usuarioId</text:span><text:span text:style-name="T4">, </text:span><text:span text:style-name="T2">grupoId</text:span><text:span text:style-name="T4">)</text:span></text:p>
      <text:p text:style-name="P19"><text:span text:style-name="T4">PARTICIPAGRUPO(</text:span><text:span text:style-name="T2">usuarioId</text:span><text:span text:style-name="T4">, </text:span><text:span text:style-name="T2">grupoId</text:span><text:span text:style-name="T4">, dataHora)</text:span></text:p>
      <text:p text:style-name="P19"><text:span text:style-name="T4">COMPARTILHA(</text:span><text:span text:style-name="T2">usuarioId</text:span><text:span text:style-name="T4">, </text:span><text:span text:style-name="T2">publicacaoId</text:span><text:span text:style-name="T4">, </text:span><text:span text:style-name="T2">grupoId</text:span><text:span text:style-name="T4">, dataHora)</text:span></text:p>
      <text:p text:style-name="P19"><text:span text:style-name="T4">NOTICIA(</text:span><text:span text:style-name="T2">id</text:span><text:span text:style-name="T4">, titulo)</text:span></text:p>
      <text:p text:style-name="P19"><text:span text:style-name="T4">FOTONOTICIA(</text:span><text:span text:style-name="T2">noticiaId</text:span><text:span text:style-name="T4">, </text:span><text:span text:style-name="T2">fotoId</text:span><text:span text:style-name="T4">)</text:span></text:p>
      <text:p text:style-name="P24"><text:span text:style-name="T4">FOTOPERFIL(</text:span><text:span text:style-name="T2">usuarioId</text:span><text:span text:style-name="T4">, </text:span><text:span text:style-name="T2">fotoId</text:span><text:span text:style-name="T4">)</text:span></text:p>
      <text:p text:style-name="P19"><text:span text:style-name="T4"/></text:p>
      <text:p text:style-name="P19"><text:span text:style-name="T4"/></text:p>
      <text:p text:style-name="P26"><text:span text:style-name="T4">Dicionário Lógico de Dados</text:span></text:p>
      <text:p text:style-name="P20"><text:span text:style-name="T4"/></text:p>
      <table:table table:name="TabelaUsuario" table:style-name="TabelaUsuario">
        <table:table-column table:style-name="TabelaUsuario.A" table:number-columns-repeated="5"/>
        <table:table-header-rows>
          <table:table-row>
            <table:table-cell table:style-name="TabelaUsuario.A1" table:number-columns-spanned="5" office:value-type="string">
              <text:p text:style-name="P34">USUARIO: Relação que armazena os dados do usuário.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aUsuario.D17" office:value-type="string">
              <text:p text:style-name="P29">Atributo</text:p>
            </table:table-cell>
            <table:table-cell table:style-name="TabelaUsuario.D17" office:value-type="string">
              <text:p text:style-name="P29">Descrição</text:p>
            </table:table-cell>
            <table:table-cell table:style-name="TabelaUsuario.D17" office:value-type="string">
              <text:p text:style-name="P29">Tipo</text:p>
            </table:table-cell>
            <table:table-cell table:style-name="TabelaUsuario.D17" office:value-type="string">
              <text:p text:style-name="P29">Domínio</text:p>
            </table:table-cell>
            <table:table-cell table:style-name="TabelaUsuario.E17" office:value-type="string">
              <text:p text:style-name="P29">Restrição</text:p>
            </table:table-cell>
          </table:table-row>
        </table:table-header-rows>
        <table:table-row>
          <table:table-cell table:style-name="TabelaUsuario.D17" office:value-type="string">
            <text:p text:style-name="P28">ID</text:p>
          </table:table-cell>
          <table:table-cell table:style-name="TabelaUsuario.D17" office:value-type="string">
            <text:p text:style-name="P28"/>
          </table:table-cell>
          <table:table-cell table:style-name="TabelaUsuario.D17" office:value-type="string">
            <text:p text:style-name="P28">SERIAL</text:p>
          </table:table-cell>
          <table:table-cell table:style-name="TabelaUsuario.D17" office:value-type="string">
            <text:p text:style-name="P28">Número inteiros</text:p>
          </table:table-cell>
          <table:table-cell table:style-name="TabelaUsuario.E17" office:value-type="string">
            <text:p text:style-name="P33"><text:span text:style-name="T7">* Primary Key.</text:span></text:p>
          </table:table-cell>
        </table:table-row>
        <table:table-row>
          <table:table-cell table:style-name="TabelaUsuario.D17" office:value-type="string">
            <text:p text:style-name="P28">ATIVO</text:p>
          </table:table-cell>
          <table:table-cell table:style-name="TabelaUsuario.D17" office:value-type="string">
            <text:p text:style-name="P28"/>
          </table:table-cell>
          <table:table-cell table:style-name="TabelaUsuario.D17" office:value-type="string">
            <text:p text:style-name="P28">BOOLEAN</text:p>
          </table:table-cell>
          <table:table-cell table:style-name="TabelaUsuario.D17" office:value-type="string">
            <text:p text:style-name="P28">Lógico</text:p>
          </table:table-cell>
          <table:table-cell table:style-name="TabelaUsuario.E17" office:value-type="string">
            <text:p text:style-name="P28">* Default True.</text:p>
            <text:p text:style-name="P28">* Not Null.</text:p>
          </table:table-cell>
        </table:table-row>
        <table:table-row>
          <table:table-cell table:style-name="TabelaUsuario.D17" office:value-type="string">
            <text:p text:style-name="P28">EMAIL</text:p>
          </table:table-cell>
          <table:table-cell table:style-name="TabelaUsuario.D17" office:value-type="string">
            <text:p text:style-name="P28"/>
          </table:table-cell>
          <table:table-cell table:style-name="TabelaUsuario.D17" office:value-type="string">
            <text:p text:style-name="P30">VARCHAR(100)</text:p>
          </table:table-cell>
          <table:table-cell table:style-name="TabelaUsuario.D17" office:value-type="string">
            <text:p text:style-name="P30">Texto</text:p>
          </table:table-cell>
          <table:table-cell table:style-name="TabelaUsuario.E17" office:value-type="string">
            <text:p text:style-name="P28">* <text:span text:style-name="T8">Unique.</text:span></text:p>
            <text:p text:style-name="P28">* <text:span text:style-name="T8">Not Null.</text:span></text:p>
          </table:table-cell>
        </table:table-row>
        <table:table-row>
          <table:table-cell table:style-name="TabelaUsuario.D17" office:value-type="string">
            <text:p text:style-name="P28">SENHA</text:p>
          </table:table-cell>
          <table:table-cell table:style-name="TabelaUsuario.D17" office:value-type="string">
            <text:p text:style-name="P28"/>
          </table:table-cell>
          <table:table-cell table:style-name="TabelaUsuario.D17" office:value-type="string">
            <text:p text:style-name="P30">VARCHAR(50)</text:p>
          </table:table-cell>
          <table:table-cell table:style-name="TabelaUsuario.D17" office:value-type="string">
            <text:p text:style-name="P30">Texto</text:p>
          </table:table-cell>
          <table:table-cell table:style-name="TabelaUsuario.E17" office:value-type="string">
            <text:p text:style-name="P28">* <text:span text:style-name="T8">Not Null.</text:span></text:p>
          </table:table-cell>
        </table:table-row>
        <table:table-row>
          <table:table-cell table:style-name="TabelaUsuario.D17" office:value-type="string">
            <text:p text:style-name="P28">NOME</text:p>
          </table:table-cell>
          <table:table-cell table:style-name="TabelaUsuario.D17" office:value-type="string">
            <text:p text:style-name="P28"/>
          </table:table-cell>
          <table:table-cell table:style-name="TabelaUsuario.D17" office:value-type="string">
            <text:p text:style-name="P30">VARCHAR(50)</text:p>
          </table:table-cell>
          <table:table-cell table:style-name="TabelaUsuario.D17" office:value-type="string">
            <text:p text:style-name="P30">Texto</text:p>
          </table:table-cell>
          <table:table-cell table:style-name="TabelaUsuario.E17" office:value-type="string">
            <text:p text:style-name="P28">* <text:span text:style-name="T8">Not Null.</text:span></text:p>
          </table:table-cell>
        </table:table-row>
        <table:table-row>
          <table:table-cell table:style-name="TabelaUsuario.D17" office:value-type="string">
            <text:p text:style-name="P28">SOBRENOME</text:p>
          </table:table-cell>
          <table:table-cell table:style-name="TabelaUsuario.D17" office:value-type="string">
            <text:p text:style-name="P28"/>
          </table:table-cell>
          <table:table-cell table:style-name="TabelaUsuario.D17" office:value-type="string">
            <text:p text:style-name="P30">VARCHAR(100)</text:p>
          </table:table-cell>
          <table:table-cell table:style-name="TabelaUsuario.D17" office:value-type="string">
            <text:p text:style-name="P30">Texto</text:p>
          </table:table-cell>
          <table:table-cell table:style-name="TabelaUsuario.E17" office:value-type="string">
            <text:p text:style-name="P28">* <text:span text:style-name="T8">Not Null.</text:span></text:p>
          </table:table-cell>
        </table:table-row>
        <table:table-row>
          <table:table-cell table:style-name="TabelaUsuario.D17" office:value-type="string">
            <text:p text:style-name="P28">SEXO</text:p>
          </table:table-cell>
          <table:table-cell table:style-name="TabelaUsuario.D17" office:value-type="string">
            <text:p text:style-name="P28"/>
          </table:table-cell>
          <table:table-cell table:style-name="TabelaUsuario.D17" office:value-type="string">
            <text:p text:style-name="P30">VARCHAR(1)</text:p>
          </table:table-cell>
          <table:table-cell table:style-name="TabelaUsuario.D17" office:value-type="string">
            <text:p text:style-name="P30">Carácter</text:p>
          </table:table-cell>
          <table:table-cell table:style-name="TabelaUsuario.E17" office:value-type="string">
            <text:p text:style-name="P28">* <text:span text:style-name="T8">Not Null.</text:span></text:p>
          </table:table-cell>
        </table:table-row>
        <table:table-row>
          <table:table-cell table:style-name="TabelaUsuario.D17" office:value-type="string">
            <text:p text:style-name="P28">DATANASC</text:p>
          </table:table-cell>
          <table:table-cell table:style-name="TabelaUsuario.D17" office:value-type="string">
            <text:p text:style-name="P28"/>
          </table:table-cell>
          <table:table-cell table:style-name="TabelaUsuario.D17" office:value-type="string">
            <text:p text:style-name="P30">DATE</text:p>
          </table:table-cell>
          <table:table-cell table:style-name="TabelaUsuario.D17" office:value-type="string">
            <text:p text:style-name="P30">Data </text:p>
          </table:table-cell>
          <table:table-cell table:style-name="TabelaUsuario.E17" office:value-type="string">
            <text:p text:style-name="P28">* <text:span text:style-name="T8">Not Null.</text:span></text:p>
          </table:table-cell>
        </table:table-row>
        <table:table-row>
          <table:table-cell table:style-name="TabelaUsuario.D17" office:value-type="string">
            <text:p text:style-name="P28">ACESSO</text:p>
          </table:table-cell>
          <table:table-cell table:style-name="TabelaUsuario.D17" office:value-type="string">
            <text:p text:style-name="P28"/>
          </table:table-cell>
          <table:table-cell table:style-name="TabelaUsuario.D17" office:value-type="string">
            <text:p text:style-name="P30">INT</text:p>
          </table:table-cell>
          <table:table-cell table:style-name="TabelaUsuario.D17" office:value-type="string">
            <text:p text:style-name="P30">Inteiro</text:p>
          </table:table-cell>
          <table:table-cell table:style-name="TabelaUsuario.E17" office:value-type="string">
            <text:p text:style-name="P28">* <text:span text:style-name="T8">Not Null.</text:span></text:p>
            <text:p text:style-name="P28">* <text:span text:style-name="T8">Default 1.</text:span></text:p>
          </table:table-cell>
        </table:table-row>
        <table:table-row>
          <table:table-cell table:style-name="TabelaUsuario.D17" office:value-type="string">
            <text:p text:style-name="P31">TELEFONE</text:p>
          </table:table-cell>
          <table:table-cell table:style-name="TabelaUsuario.D17" office:value-type="string">
            <text:p text:style-name="P28"/>
          </table:table-cell>
          <table:table-cell table:style-name="TabelaUsuario.D17" office:value-type="string">
            <text:p text:style-name="P31">VARCHAR(30)</text:p>
          </table:table-cell>
          <table:table-cell table:style-name="TabelaUsuario.D17" office:value-type="string">
            <text:p text:style-name="P32">Texto</text:p>
          </table:table-cell>
          <table:table-cell table:style-name="TabelaUsuario.E17" office:value-type="string">
            <text:p text:style-name="P28"/>
          </table:table-cell>
        </table:table-row>
        <table:table-row>
          <table:table-cell table:style-name="TabelaUsuario.D17" office:value-type="string">
            <text:p text:style-name="P31">RUA</text:p>
          </table:table-cell>
          <table:table-cell table:style-name="TabelaUsuario.D17" office:value-type="string">
            <text:p text:style-name="P28"/>
          </table:table-cell>
          <table:table-cell table:style-name="TabelaUsuario.D17" office:value-type="string">
            <text:p text:style-name="P31">VARCHAR(100)</text:p>
          </table:table-cell>
          <table:table-cell table:style-name="TabelaUsuario.D17" office:value-type="string">
            <text:p text:style-name="P32">Texto</text:p>
          </table:table-cell>
          <table:table-cell table:style-name="TabelaUsuario.E17" office:value-type="string">
            <text:p text:style-name="P28"/>
          </table:table-cell>
        </table:table-row>
        <table:table-row>
          <table:table-cell table:style-name="TabelaUsuario.D17" office:value-type="string">
            <text:p text:style-name="P31">CIDADE</text:p>
          </table:table-cell>
          <table:table-cell table:style-name="TabelaUsuario.D17" office:value-type="string">
            <text:p text:style-name="P28"/>
          </table:table-cell>
          <table:table-cell table:style-name="TabelaUsuario.D17" office:value-type="string">
            <text:p text:style-name="P31">VARCHAR(100)</text:p>
          </table:table-cell>
          <table:table-cell table:style-name="TabelaUsuario.D17" office:value-type="string">
            <text:p text:style-name="P32">Texto</text:p>
          </table:table-cell>
          <table:table-cell table:style-name="TabelaUsuario.E17" office:value-type="string">
            <text:p text:style-name="P28"/>
          </table:table-cell>
        </table:table-row>
        <table:table-row>
          <table:table-cell table:style-name="TabelaUsuario.D17" office:value-type="string">
            <text:p text:style-name="P31">ESTADO</text:p>
          </table:table-cell>
          <table:table-cell table:style-name="TabelaUsuario.D17" office:value-type="string">
            <text:p text:style-name="P28"/>
          </table:table-cell>
          <table:table-cell table:style-name="TabelaUsuario.D17" office:value-type="string">
            <text:p text:style-name="P31">VARCHAR(50)</text:p>
          </table:table-cell>
          <table:table-cell table:style-name="TabelaUsuario.D17" office:value-type="string">
            <text:p text:style-name="P32">Texto</text:p>
          </table:table-cell>
          <table:table-cell table:style-name="TabelaUsuario.E17" office:value-type="string">
            <text:p text:style-name="P28"/>
          </table:table-cell>
        </table:table-row>
        <table:table-row>
          <table:table-cell table:style-name="TabelaUsuario.D17" office:value-type="string">
            <text:p text:style-name="P31">NUMERO</text:p>
          </table:table-cell>
          <table:table-cell table:style-name="TabelaUsuario.D17" office:value-type="string">
            <text:p text:style-name="P28"/>
          </table:table-cell>
          <table:table-cell table:style-name="TabelaUsuario.D17" office:value-type="string">
            <text:p text:style-name="P31">VARCHAR(10)</text:p>
          </table:table-cell>
          <table:table-cell table:style-name="TabelaUsuario.D17" office:value-type="string">
            <text:p text:style-name="P32">Texto</text:p>
          </table:table-cell>
          <table:table-cell table:style-name="TabelaUsuario.E17" office:value-type="string">
            <text:p text:style-name="P28"/>
          </table:table-cell>
        </table:table-row>
        <table:table-row>
          <table:table-cell table:style-name="TabelaUsuario.D17" office:value-type="string">
            <text:p text:style-name="P31">CEP</text:p>
          </table:table-cell>
          <table:table-cell table:style-name="TabelaUsuario.D17" office:value-type="string">
            <text:p text:style-name="P28"/>
          </table:table-cell>
          <table:table-cell table:style-name="TabelaUsuario.D17" office:value-type="string">
            <text:p text:style-name="P31">VARCHAR(50)</text:p>
          </table:table-cell>
          <table:table-cell table:style-name="TabelaUsuario.D17" office:value-type="string">
            <text:p text:style-name="P32">Texto</text:p>
          </table:table-cell>
          <table:table-cell table:style-name="TabelaUsuario.E17" office:value-type="string">
            <text:p text:style-name="P28"/>
          </table:table-cell>
        </table:table-row>
      </table:table>
      <text:p text:style-name="P20"><text:span text:style-name="T4"/></text:p>
      <text:p text:style-name="P18"><text:span text:style-name="T4"/></text:p>
      <text:p text:style-name="P10"/>
      <text:p text:style-name="P10"/>
      <text:p text:style-name="P27">Script SQL</text:p>
      <text:p text:style-name="P21"/>
      <text:p text:style-name="P21">Criando Relações</text:p>
      <text:p text:style-name="P21"/>
      <text:p text:style-name="P21">Criando a relação USUARIO</text:p>
      <text:p text:style-name="P21"/>
      <text:p text:style-name="P21">CREATE TABLE usuario(</text:p>
      <text:p text:style-name="P21"><text:tab/><text:span text:style-name="T9">id</text:span> SERIAL,</text:p>
      <text:p text:style-name="P21"><text:tab/>ativo BOOLEAN <text:span text:style-name="T13">DEFAULT TRUE</text:span>,</text:p>
      <text:p text:style-name="P21"><text:tab/><text:span text:style-name="T9">email VARCHAR (100) UNIQUE NOT NULL,</text:span></text:p>
      <text:p text:style-name="P21"><text:tab/><text:span text:style-name="T9">senha VARCHAR (50) NOT NULL,</text:span></text:p>
      <text:p text:style-name="P21"><text:tab/><text:span text:style-name="T9">nome VARCHAR (50) NOT NULL,</text:span></text:p>
      <text:p text:style-name="P21"><text:tab/><text:span text:style-name="T9">sobrenome VARCHAR (100) NOT NULL,</text:span></text:p>
      <text:p text:style-name="P22"><text:tab/>sexo VARCHAR (1) <text:span text:style-name="T10">NOT NULL</text:span>,</text:p>
      <text:p text:style-name="P22"><text:tab/>datanasc DATE <text:span text:style-name="T10">NOT NULL</text:span>,</text:p>
      <text:p text:style-name="P22"><text:tab/>acesso INT <text:span text:style-name="T10">NOT NULL DEFAULT 1</text:span>,</text:p>
      <text:p text:style-name="P25"><text:tab/>telefone VARCHAR(<text:span text:style-name="T12">30</text:span>),</text:p>
      <text:p text:style-name="P25"><text:tab/>rua VARCHAR(<text:span text:style-name="T12">100</text:span>),</text:p>
      <text:p text:style-name="P25"><text:tab/>cidade VARCHAR(<text:span text:style-name="T12">100</text:span>),</text:p>
      <text:p text:style-name="P25"><text:tab/>estado VARCHAR(<text:span text:style-name="T12">50</text:span>),</text:p>
      <text:p text:style-name="P25"><text:tab/>numero VARCHAR(<text:span text:style-name="T12">10</text:span>),</text:p>
      <text:p text:style-name="P25"><text:tab/>cep VARCHAR(<text:span text:style-name="T12">50</text:span>),</text:p>
      <text:p text:style-name="P22"><text:tab/><text:span text:style-name="T10">CONSTRAINT id_pk PRIMARY KEY (id)</text:span></text:p>
      <text:p text:style-name="P23">)</text:p>
      <text:p text:style-name="P22"/>
      <text:p text:style-name="P2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09:22:37.718548247</meta:creation-date>
    <dc:date>2018-11-13T19:02:10.336434745</dc:date>
    <meta:editing-duration>PT4H4M40S</meta:editing-duration>
    <meta:editing-cycles>18</meta:editing-cycles>
    <meta:generator>LibreOffice/6.0.6.2$Linux_X86_64 LibreOffice_project/00m0$Build-2</meta:generator>
    <meta:document-statistic meta:table-count="1" meta:image-count="0" meta:object-count="0" meta:page-count="8" meta:paragraph-count="129" meta:word-count="345" meta:character-count="2478" meta:non-whitespace-character-count="2241"/>
  </office:meta>
</office:document-meta>
</file>